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AGROPECUARIAS SANTA ELIZABETH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25466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303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VEZ OBREGON, LUZ KATTERY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807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303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5200</text:p>
          </table:table-cell>
          <table:table-cell table:style-name="Tableau1.D2" office:value-type="string">
            <text:p text:style-name="P8">119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21885569</text:p>
          </table:table-cell>
          <table:table-cell table:style-name="Tabla2.D3" office:value-type="string">
            <text:p text:style-name="P23">1196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3:05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